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79c68" style:font-weight-asian="bold" style:font-weight-complex="bold"/>
    </style:style>
    <style:style style:name="P2" style:family="paragraph" style:parent-style-name="Heading_20_1" style:master-page-name="Standard">
      <style:paragraph-properties style:page-number="auto"/>
      <style:text-properties fo:language="en" fo:country="US" fo:font-style="italic" style:text-underline-style="solid" style:text-underline-width="auto" style:text-underline-color="font-color" fo:font-weight="bold" officeooo:rsid="000e2a37" officeooo:paragraph-rsid="00179c68" style:font-style-asian="italic" style:font-weight-asian="bold"/>
    </style:style>
    <style:style style:name="P3" style:family="paragraph" style:parent-style-name="Heading_20_2">
      <style:text-properties fo:language="en" fo:country="US" fo:font-weight="bold" officeooo:paragraph-rsid="00179c68" style:font-weight-asian="bold"/>
    </style:style>
    <style:style style:name="P4" style:family="paragraph" style:parent-style-name="Heading_20_2">
      <style:text-properties fo:language="en" fo:country="US" officeooo:rsid="00254f5a" officeooo:paragraph-rsid="00179c68"/>
    </style:style>
    <style:style style:name="P5" style:family="paragraph" style:parent-style-name="Heading_20_2">
      <style:text-properties fo:language="en" fo:country="US" officeooo:paragraph-rsid="00179c68"/>
    </style:style>
    <style:style style:name="P6" style:family="paragraph" style:parent-style-name="Heading_20_4">
      <style:text-properties officeooo:rsid="001b822b" officeooo:paragraph-rsid="00179c68"/>
    </style:style>
    <style:style style:name="P7" style:family="paragraph" style:parent-style-name="Heading_20_4">
      <style:text-properties fo:language="en" fo:country="US" officeooo:rsid="00154fb6" officeooo:paragraph-rsid="00179c68"/>
    </style:style>
    <style:style style:name="P8" style:family="paragraph" style:parent-style-name="List_20_Paragraph" style:list-style-name="WWNum1">
      <style:text-properties officeooo:rsid="0015d1d3" officeooo:paragraph-rsid="00179c68"/>
    </style:style>
    <style:style style:name="P9" style:family="paragraph" style:parent-style-name="List_20_Paragraph" style:list-style-name="WWNum1">
      <style:text-properties officeooo:paragraph-rsid="00179c68"/>
    </style:style>
    <style:style style:name="P10" style:family="paragraph" style:parent-style-name="Standard">
      <style:text-properties fo:language="en" fo:country="US" fo:font-weight="bold" officeooo:rsid="00186ae3" officeooo:paragraph-rsid="00186ae3" style:font-weight-asian="bold" style:font-weight-complex="bold"/>
    </style:style>
    <style:style style:name="P11" style:family="paragraph" style:parent-style-name="Standard">
      <style:text-properties fo:language="en" fo:country="US" officeooo:rsid="00154fb6" officeooo:paragraph-rsid="00179c68"/>
    </style:style>
    <style:style style:name="P12" style:family="paragraph" style:parent-style-name="Standard">
      <style:text-properties fo:language="en" fo:country="US" officeooo:rsid="001b822b" officeooo:paragraph-rsid="00179c68"/>
    </style:style>
    <style:style style:name="P13" style:family="paragraph" style:parent-style-name="Standard">
      <style:text-properties fo:language="en" fo:country="US" officeooo:rsid="001c42e6" officeooo:paragraph-rsid="00179c68"/>
    </style:style>
    <style:style style:name="P14" style:family="paragraph" style:parent-style-name="Standard">
      <style:text-properties fo:language="en" fo:country="US" officeooo:rsid="001c42e6" officeooo:paragraph-rsid="00186ae3"/>
    </style:style>
    <style:style style:name="P15" style:family="paragraph" style:parent-style-name="Standard">
      <style:text-properties fo:language="en" fo:country="US" officeooo:rsid="000fa15c" officeooo:paragraph-rsid="00179c68"/>
    </style:style>
    <style:style style:name="P16" style:family="paragraph" style:parent-style-name="Standard">
      <style:text-properties fo:language="en" fo:country="US" officeooo:rsid="00104249" officeooo:paragraph-rsid="00179c68"/>
    </style:style>
    <style:style style:name="P17" style:family="paragraph" style:parent-style-name="Standard">
      <style:text-properties fo:language="en" fo:country="US" officeooo:rsid="00127a8d" officeooo:paragraph-rsid="00179c68"/>
    </style:style>
    <style:style style:name="P18" style:family="paragraph" style:parent-style-name="Standard">
      <style:text-properties fo:language="en" fo:country="US" fo:font-style="italic" style:text-underline-style="solid" style:text-underline-width="auto" style:text-underline-color="font-color" fo:font-weight="bold" officeooo:rsid="00154fb6" officeooo:paragraph-rsid="00179c68" style:font-style-asian="italic" style:font-weight-asian="bold"/>
    </style:style>
    <style:style style:name="P19" style:family="paragraph" style:parent-style-name="Standard">
      <style:text-properties fo:language="en" fo:country="US" fo:font-style="italic" style:text-underline-style="solid" style:text-underline-width="auto" style:text-underline-color="font-color" fo:font-weight="normal" officeooo:rsid="00120a64" officeooo:paragraph-rsid="00179c68" style:font-style-asian="italic" style:font-weight-asian="normal" style:font-weight-complex="normal"/>
    </style:style>
    <style:style style:name="P20" style:family="paragraph" style:parent-style-name="Standard">
      <style:text-properties fo:language="en" fo:country="US" officeooo:paragraph-rsid="00179c68"/>
    </style:style>
    <style:style style:name="P21" style:family="paragraph" style:parent-style-name="Standard">
      <style:text-properties fo:language="en" fo:country="US" officeooo:rsid="00179c68" officeooo:paragraph-rsid="00179c68"/>
    </style:style>
    <style:style style:name="P22" style:family="paragraph" style:parent-style-name="Standard">
      <style:text-properties fo:language="en" fo:country="US" officeooo:rsid="00186ae3" officeooo:paragraph-rsid="00179c68"/>
    </style:style>
    <style:style style:name="P23" style:family="paragraph" style:parent-style-name="Standard">
      <style:text-properties fo:language="en" fo:country="US" fo:font-weight="normal" officeooo:rsid="001c42e6" officeooo:paragraph-rsid="00186ae3" style:font-weight-asian="normal" style:font-weight-complex="normal"/>
    </style:style>
    <style:style style:name="P24" style:family="paragraph" style:parent-style-name="Standard">
      <style:text-properties officeooo:rsid="00154fb6" officeooo:paragraph-rsid="00179c68"/>
    </style:style>
    <style:style style:name="P2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79c68"/>
    </style:style>
    <style:style style:name="P26" style:family="paragraph" style:parent-style-name="Text_20_body">
      <style:text-properties officeooo:rsid="001b822b" officeooo:paragraph-rsid="00179c68"/>
    </style:style>
    <style:style style:name="P27" style:family="paragraph" style:parent-style-name="Text_20_body">
      <style:text-properties fo:language="en" fo:country="US" officeooo:rsid="001b822b" officeooo:paragraph-rsid="00179c68"/>
    </style:style>
    <style:style style:name="T1" style:family="text">
      <style:text-properties officeooo:rsid="001fc6da"/>
    </style:style>
    <style:style style:name="T2" style:family="text">
      <style:text-properties officeooo:rsid="0014919c"/>
    </style:style>
    <style:style style:name="T3" style:family="text">
      <style:text-properties style:text-position="super 58%"/>
    </style:style>
    <style:style style:name="T4" style:family="text">
      <style:text-properties style:text-position="super 58%" officeooo:rsid="0014919c"/>
    </style:style>
    <style:style style:name="T5" style:family="text">
      <style:text-properties style:text-position="super 58%" fo:font-style="italic" style:text-underline-style="solid" style:text-underline-width="auto" style:text-underline-color="font-color" fo:font-weight="bold" style:font-style-asian="italic" style:font-weight-asian="bold"/>
    </style:style>
    <style:style style:name="T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 style:family="text">
      <style:text-properties style:text-position="super 58%" officeooo:rsid="00179c68"/>
    </style:style>
    <style:style style:name="T8" style:family="text">
      <style:text-properties style:text-position="super 58%" officeooo:rsid="00186ae3"/>
    </style:style>
    <style:style style:name="T9" style:family="text">
      <style:text-properties fo:language="en" fo:country="US"/>
    </style:style>
    <style:style style:name="T10" style:family="text">
      <style:text-properties fo:language="en" fo:country="US" officeooo:rsid="001d8159"/>
    </style:style>
    <style:style style:name="T11" style:family="text">
      <style:text-properties fo:language="en" fo:country="US" style:text-underline-style="solid" style:text-underline-width="auto" style:text-underline-color="font-color" officeooo:rsid="00154fb6"/>
    </style:style>
    <style:style style:name="T12" style:family="text">
      <style:text-properties fo:language="en" fo:country="US" officeooo:rsid="00016e55"/>
    </style:style>
    <style:style style:name="T13" style:family="text">
      <style:text-properties fo:language="en" fo:country="US" officeooo:rsid="001c42e6"/>
    </style:style>
    <style:style style:name="T14" style:family="text">
      <style:text-properties fo:language="en" fo:country="US" officeooo:rsid="00232a4a"/>
    </style:style>
    <style:style style:name="T15" style:family="text">
      <style:text-properties fo:language="en" fo:country="US" officeooo:rsid="001fc6da"/>
    </style:style>
    <style:style style:name="T16" style:family="text">
      <style:text-properties fo:language="en" fo:country="US" officeooo:rsid="00208413"/>
    </style:style>
    <style:style style:name="T17" style:family="text">
      <style:text-properties officeooo:rsid="000b7cd2"/>
    </style:style>
    <style:style style:name="T18" style:family="text">
      <style:text-properties officeooo:rsid="00169808"/>
    </style:style>
    <style:style style:name="T19" style:family="text">
      <style:text-properties officeooo:rsid="001b822b"/>
    </style:style>
    <style:style style:name="T20" style:family="text">
      <style:text-properties officeooo:rsid="00209590"/>
    </style:style>
    <style:style style:name="T21" style:family="text">
      <style:text-properties officeooo:rsid="001c42e6"/>
    </style:style>
    <style:style style:name="T22" style:family="text">
      <style:text-properties fo:font-style="italic" style:text-underline-style="solid" style:text-underline-width="auto" style:text-underline-color="font-color" fo:font-weight="bold" style:font-style-asian="italic" style:font-weight-asian="bold"/>
    </style:style>
    <style:style style:name="T23" style:family="text">
      <style:text-properties fo:font-style="italic" style:text-underline-style="solid" style:text-underline-width="auto" style:text-underline-color="font-color" fo:font-weight="bold" officeooo:rsid="000e1cb5" style:font-style-asian="italic" style:font-weight-asian="bold"/>
    </style:style>
    <style:style style:name="T24" style:family="text">
      <style:text-properties fo:font-style="italic" style:text-underline-style="solid" style:text-underline-width="auto" style:text-underline-color="font-color" fo:font-weight="bold" officeooo:rsid="000fa590" style:font-style-asian="italic" style:font-weight-asian="bold"/>
    </style:style>
    <style:style style:name="T25" style:family="text">
      <style:text-properties fo:font-style="italic" style:text-underline-style="solid" style:text-underline-width="auto" style:text-underline-color="font-color" fo:font-weight="bold" officeooo:rsid="0012ee52" style:font-style-asian="italic" style:font-weight-asian="bold"/>
    </style:style>
    <style:style style:name="T26" style:family="text">
      <style:text-properties fo:font-style="italic" style:text-underline-style="solid" style:text-underline-width="auto" style:text-underline-color="font-color" fo:font-weight="bold" officeooo:rsid="00156e8e" style:font-style-asian="italic" style:font-weight-asian="bold"/>
    </style:style>
    <style:style style:name="T27"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28" style:family="text">
      <style:text-properties officeooo:rsid="00179c68"/>
    </style:style>
    <style:style style:name="T29" style:family="text">
      <style:text-properties style:text-position="0% 100%"/>
    </style:style>
    <style:style style:name="T30" style:family="text">
      <style:text-properties officeooo:rsid="00186a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August 2020</text:span> templat<text:span text:style-name="T2">e beta </text:span><text:span text:style-name="T28">2</text:span><text:span text:style-name="T2"> </text:span><text:span text:style-name="T28">August 1</text:span><text:span text:style-name="T7">st</text:span><text:span text:style-name="T4"> </text:span><text:span text:style-name="T2">2020</text:span></text:h>
      <text:h text:style-name="P3" text:outline-level="2">Table of contents<text:bookmark text:name="_GoBack"/></text:h>
      <text:list xml:id="list1633115970" text:style-name="WWNum1">
        <text:list-item>
          <text:p text:style-name="P8"><text:a xlink:type="simple" xlink:href="#Today |outline" text:style-name="Internet_20_link" text:visited-style-name="Visited_20_Internet_20_Link"><text:span text:style-name="T9">today</text:span></text:a></text:p>
        </text:list-item>
        <text:list-item>
          <text:p text:style-name="P9"><text:a xlink:type="simple" xlink:href="#_End_of_day" text:style-name="ListLabel_20_1" text:visited-style-name="ListLabel_20_1"><text:span text:style-name="Internet_20_link"><text:span text:style-name="T9">End of day (outro)</text:span></text:span></text:a></text:p>
        </text:list-item>
        <text:list-item>
          <text:p text:style-name="P9"><text:a xlink:type="simple" xlink:href="#_End_of_today’s" text:style-name="ListLabel_20_1" text:visited-style-name="ListLabel_20_1"><text:span text:style-name="Internet_20_link"><text:span text:style-name="T9">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10">Overnight notes (phone) last night (for reference)</text:span></text:span></text:a></text:p>
        </text:list-item>
        <text:list-item>
          <text:p text:style-name="P9"><text:a xlink:type="simple" xlink:href="#0.0.0.1.Morning notes (laptop)|outline" text:style-name="Internet_20_link" text:visited-style-name="Visited_20_Internet_20_Link"><text:span text:style-name="Internet_20_link"><text:span text:style-name="T11">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1">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1">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1">afternoon notes (phone)</text:span></text:span></text:a></text:p>
        </text:list-item>
        <text:list-item>
          <text:p text:style-name="P9"><text:a xlink:type="simple" xlink:href="#0.0.0.5.Mid-day notes (laptop)|outline" text:style-name="Internet_20_link" text:visited-style-name="Visited_20_Internet_20_Link"><text:span text:style-name="Internet_20_link"><text:span text:style-name="T11">mid-day notes (laptop)</text:span></text:span></text:a></text:p>
        </text:list-item>
        <text:list-item>
          <text:p text:style-name="P9"><text:a xlink:type="simple" xlink:href="#0.0.0.6.Mid-day notes (phone)|outline" text:style-name="Internet_20_link" text:visited-style-name="Visited_20_Internet_20_Link"><text:span text:style-name="Internet_20_link"><text:span text:style-name="T11">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1">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1">overnight notes (phone)</text:span></text:span></text:a></text:p>
        </text:list-item>
      </text:list>
      <text:p text:style-name="P20">#### Words total</text:p>
      <text:p text:style-name="P20">// <text:span text:style-name="T17">This section is hardly ever filled out</text:span></text:p>
      <text:h text:style-name="P4" text:outline-level="2">Today </text:h>
      <text:p text:style-name="P11">I woke up at <text:span text:style-name="T18">xx</text:span>:<text:span text:style-name="T18">xx </text:span>am <text:span text:style-name="T19">to [event]</text:span></text:p>
      <text:p text:style-name="P11"/>
      <text:p text:style-name="P12">Afternoon notes (laptop)</text:p>
      <text:p text:style-name="P10">Entries start below here</text:p>
      <text:p text:style-name="P23"><text:span text:style-name="T30">{default_entry=1} 2</text:span><text:span text:style-name="T8">nd</text:span><text:span text:style-name="T30"> pill at pm</text:span></text:p>
      <text:p text:style-name="P12"><text:span text:style-name="T1">&lt;</text:span>Add other notes here<text:span text:style-name="T1">&gt;</text:span></text:p>
      <text:p text:style-name="P11"/>
      <text:p text:style-name="P12">I worked on my journaling from yesterday from pm up until pm while I listened to [song(s)] then I copy and pasted it into the <text:span text:style-name="T28">August</text:span> 2020 compilation document, then I wrote about my day from today from pm up until pm while I listened to [song(s)] Next I took a screenshot of my desktop (Since I take daily screenshots of my desktop) here is the one from today:</text:p>
      <text:p text:style-name="P21"/>
      <text:p text:style-name="P12">Next I got onto Khan Academy, then I worked on [subject] <text:span text:style-name="T28">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journaling | website] work VLC playlist, then I</text:p>
      <text:p text:style-name="P12"/>
      <text:p text:style-name="P12">Overnight notes (laptop)</text:p>
      <text:p text:style-name="P22"/>
      <text:p text:style-name="P10">Entries start below here</text:p>
      <text:p text:style-name="P13"><text:span text:style-name="T30">{default_entry=1} </text:span>Phone break at pm</text:p>
      <text:p text:style-name="P14"><text:span text:style-name="T30">{default_entry=2} </text:span>Afternoon website work VLC playlist exported at : <text:span text:style-name="T30">p</text:span>m</text:p>
      <text:p text:style-name="P14"><text:span text:style-name="T30">{default_entry=3} </text:span>Nighttime website work VLC playlist exported at : <text:span text:style-name="T30">p</text:span>m</text:p>
      <text:p text:style-name="P14"><text:span text:style-name="T30">{default_entry=4} </text:span>Journaling notes updated</text:p>
      <text:p text:style-name="P14"><text:span text:style-name="T30">{default_entry=5} </text:span>Closed programs, laptop shut down at : <text:span text:style-name="T20">p</text:span>m at % battery</text:p>
      <text:p text:style-name="P12"><text:span text:style-name="T1">&lt;</text:span>Add <text:span text:style-name="T21">other</text:span> notes here<text:span text:style-name="T1">&gt;</text:span></text:p>
      <text:p text:style-name="P11"/>
      <text:p text:style-name="P24"><text:soft-page-break/><text:span text:style-name="T9">I eventually fell asleep at pm. </text:span><text:span text:style-name="T12">I had a [term] day with my journaling today, getting over </text:span><text:span text:style-name="T13">0,7</text:span><text:span text:style-name="T14">31 </text:span><text:span text:style-name="T12">words, and over </text:span><text:span text:style-name="T15">0</text:span><text:span text:style-name="T13">4</text:span><text:span text:style-name="T12">,</text:span><text:span text:style-name="T16">2</text:span><text:span text:style-name="T14">00 </text:span><text:span text:style-name="T12">characters. There are </text:span><text:span text:style-name="T15">0</text:span><text:span text:style-name="T13">3 </text:span><text:span text:style-name="T12">pages in today’s document according to LibreOffice writer.</text:span></text:p>
      <text:h text:style-name="P6" text:outline-level="4">Overnight notes (phone) – last night (for reference)</text:h>
      <text:p text:style-name="P26">Insert here/None available</text:p>
      <text:h text:style-name="P7" text:outline-level="4">Morning notes (laptop)</text:h>
      <text:p text:style-name="P27">Insert here/None available</text:p>
      <text:h text:style-name="P7" text:outline-level="4">Morning notes (phone)</text:h>
      <text:p text:style-name="P27">Insert here/None available</text:p>
      <text:h text:style-name="P7" text:outline-level="4">Afternoon notes (laptop)</text:h>
      <text:p text:style-name="P27">Insert here/None available</text:p>
      <text:h text:style-name="P7" text:outline-level="4">Afternoon notes (phone)</text:h>
      <text:p text:style-name="P27">Insert here/None available</text:p>
      <text:h text:style-name="P7" text:outline-level="4">Mid-day notes (laptop)</text:h>
      <text:p text:style-name="P27">Insert here/None available</text:p>
      <text:h text:style-name="P7" text:outline-level="4">Mid-day notes (phone)</text:h>
      <text:p text:style-name="P27">Insert here/None available</text:p>
      <text:h text:style-name="P7" text:outline-level="4">Overnight notes (laptop)</text:h>
      <text:p text:style-name="P27">Insert here/None available</text:p>
      <text:h text:style-name="P7" text:outline-level="4">Overnight notes (phone)</text:h>
      <text:p text:style-name="P27">Insert here/None available</text:p>
      <text:h text:style-name="P5" text:outline-level="2"><text:bookmark text:name="_End_of_day"/>End of day (outro)</text:h>
      <text:p text:style-name="P20">Next I went and relaxed for went and relaxed for the rest of the night. Eventually plugged my Samsung galaxy s7 edge into the charger for the night. I decided not to plug my Samsung galaxy core prime into the charger for the night (as usual) I eventually logged my laptop off for the night. I eventually shut my laptop down for the night. I eventually plugged my laptop into the charger for the night. I eventually got dressed for bed. I eventually went to bed. I eventually fell asleep. Goodnight. I made sure I plugged my laptop into the charger for the night. I also made sure my laptop started charging. I also made sure I locked my door and turned my fan on medium before falling asleep<text:span text:style-name="T22">. (PLEASE READ OUTRO TO LEARN IMPORTANT INFO ABOUT TODAYS DOCUMENT) </text:span><text:span text:style-name="T23">Outro is obsolete. Some references may remain, but you should always read previous documents first. </text:span><text:span text:style-name="T27">Don’t take content out of context.</text:span></text:p>
      <text:p text:style-name="P15"><text:span text:style-name="T23">A</text:span><text:span text:style-name="T22">lso, make sure to read overnight and daytime notes as well for more context, along with associated dates of new image, video, and other media data, such as screenshots, reddit, </text:span><text:span text:style-name="T24">camera, and more.</text:span></text:p>
      <text:p text:style-name="P16"><text:span text:style-name="T24">T</text:span><text:span text:style-name="T22">his journal is a very advanced structure, but strives for accuracy.</text:span></text:p>
      <text:p text:style-name="P17"><text:soft-page-break/><text:span text:style-name="T22">Daily journaling started on September 27</text:span><text:span text:style-name="T5">th</text:span><text:span text:style-name="T22"> 2016, entries before then are backed up with date data, and </text:span><text:span text:style-name="T25">don’t cover everything yet, I am still working on archiving older data.</text:span></text:p>
      <text:p text:style-name="P25"><text:span text:style-name="T25">I</text:span><text:span text:style-name="T22">mages aren’t spammed in journaling since the </text:span><text:span text:style-name="T26">December 28</text:span><text:span text:style-name="T6">th</text:span><text:span text:style-name="T26"> 2018 document, as it became excessive. This was the worst issue in December of 2018.</text:span></text:p>
      <text:p text:style-name="P18">This journal is a complex structure. Make sure to read all documents, notes, and search for mentioned files to get the full context.</text:p>
      <text:p text:style-name="P19">Outro updates are made at the beginning of each month, so check for updates on the 1<text:span text:style-name="T3">st</text:span>, then you don’t have to read it again for the rest of the month, it will just be there (January 2020 and above) the external outro has been abandoned as of February 18<text:span text:style-name="T3">th</text:span> 2019. </text:p>
      <text:p text:style-name="P19">Plot holes are very rare. If any come up, I will fill them, as I hate clusters of hol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1T21:16:47.719407121</meta:creation-date>
    <dc:date>2020-08-01T21:20:37.272490694</dc:date>
    <meta:editing-duration>PT3M49S</meta:editing-duration>
    <meta:editing-cycles>2</meta:editing-cycles>
    <meta:generator>LibreOffice/6.4.2.2$Linux_X86_64 LibreOffice_project/40$Build-2</meta:generator>
    <meta:document-statistic meta:table-count="0" meta:image-count="0" meta:object-count="0" meta:page-count="3" meta:paragraph-count="61" meta:word-count="750" meta:character-count="4370" meta:non-whitespace-character-count="3690"/>
  </office:meta>
</office:document-meta>
</file>